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PSVImpl.getActualNormalized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Item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lementPSVImpl.getSchema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ErrorMess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PSVImpl.getActualNorm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SchemaInform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PSVImpl.getElemen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Member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Valid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IsSchema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ErrorC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PSVImpl.getSchemaNorm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ValidationAttem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SVImpl.get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